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s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Winkler</meta:initial-creator>
    <meta:creation-date>2016-02-02T23:44:23.23</meta:creation-date>
    <meta:generator>OpenOffice/4.1.2$Win32 OpenOffice.org_project/412m3$Build-9782</meta:generator>
    <meta:document-statistic meta:table-count="0" meta:image-count="0" meta:object-count="0" meta:page-count="1" meta:paragraph-count="1" meta:word-count="1" meta:character-count="6"/>
    <dc:date>2016-02-02T23:44:47.53</dc:date>
    <dc:creator>Michael Winkler</dc:creator>
    <meta:editing-duration>PT24S</meta:editing-duration>
    <meta:editing-cycles>1</meta:editing-cycles>
  </office:meta>
</office:document-meta>
</file>